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方角">
            <text:p>方角</text:p>
          </table:table-cell>
          <table:table-cell office:value-type="string" office:value="ほうがく">
            <text:p>ほうがく</text:p>
          </table:table-cell>
          <table:table-cell office:value-type="string" office:value="direction, points of the compass">
            <text:p>direction, points of the compa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と彼は帰る方角が同じです。">
            <text:p>私と彼は帰る方角が同じです。</text:p>
          </table:table-cell>
          <table:table-cell office:value-type="string" office:value="わたし と かれ は かえる ほうがく が おなじ です。">
            <text:p>わたし と かれ は かえる ほうがく が おなじ です。</text:p>
          </table:table-cell>
          <table:table-cell office:value-type="string" office:value="He and I go home in the same direction.">
            <text:p>He and I go home in the same dir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締め切る">
            <text:p>締め切る</text:p>
          </table:table-cell>
          <table:table-cell office:value-type="string" office:value="しめきる">
            <text:p>しめきる</text:p>
          </table:table-cell>
          <table:table-cell office:value-type="string" office:value="close, fix a deadline">
            <text:p>close, fix a deadlin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応募受付は締め切りました。">
            <text:p>応募受付は締め切りました。</text:p>
          </table:table-cell>
          <table:table-cell office:value-type="string" office:value="おうぼ うけつけ は しめきりました。">
            <text:p>おうぼ うけつけ は しめきりました。</text:p>
          </table:table-cell>
          <table:table-cell office:value-type="string" office:value="The application deadline has been closed.">
            <text:p>The application deadline has been clo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半径">
            <text:p>半径</text:p>
          </table:table-cell>
          <table:table-cell office:value-type="string" office:value="はんけい">
            <text:p>はんけい</text:p>
          </table:table-cell>
          <table:table-cell office:value-type="string" office:value="radius">
            <text:p>radiu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円の半径は5センチです。">
            <text:p>この円の半径は5センチです。</text:p>
          </table:table-cell>
          <table:table-cell office:value-type="string" office:value="この えん の はんけい は 5 センチ です。">
            <text:p>この えん の はんけい は 5 センチ です。</text:p>
          </table:table-cell>
          <table:table-cell office:value-type="string" office:value="The radius of this circle is five centimeters.">
            <text:p>The radius of this circle is five centimet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座敷">
            <text:p>座敷</text:p>
          </table:table-cell>
          <table:table-cell office:value-type="string" office:value="ざしき">
            <text:p>ざしき</text:p>
          </table:table-cell>
          <table:table-cell office:value-type="string" office:value="Japanese-style room">
            <text:p>Japanese-style 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はお座敷での宴会になります。">
            <text:p>明日はお座敷での宴会になります。</text:p>
          </table:table-cell>
          <table:table-cell office:value-type="string" office:value="あした は おざしき での えんかい に なります。">
            <text:p>あした は おざしき での えんかい に なります。</text:p>
          </table:table-cell>
          <table:table-cell office:value-type="string" office:value="We will have our banquet in a tatami-floored room tomorrow.">
            <text:p>We will have our banquet in a tatami-floored room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障子">
            <text:p>障子</text:p>
          </table:table-cell>
          <table:table-cell office:value-type="string" office:value="しょうじ">
            <text:p>しょうじ</text:p>
          </table:table-cell>
          <table:table-cell office:value-type="string" office:value="paper sliding-door">
            <text:p>paper sliding-do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猫が障子を破った。">
            <text:p>猫が障子を破った。</text:p>
          </table:table-cell>
          <table:table-cell office:value-type="string" office:value="ねこ が しょうじ を やぶった。">
            <text:p>ねこ が しょうじ を やぶった。</text:p>
          </table:table-cell>
          <table:table-cell office:value-type="string" office:value="The cat tore the paper sliding door.">
            <text:p>The cat tore the paper sliding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赤道">
            <text:p>赤道</text:p>
          </table:table-cell>
          <table:table-cell office:value-type="string" office:value="せきどう">
            <text:p>せきどう</text:p>
          </table:table-cell>
          <table:table-cell office:value-type="string" office:value="equator">
            <text:p>equat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赤道に沿って旅をしました。">
            <text:p>赤道に沿って旅をしました。</text:p>
          </table:table-cell>
          <table:table-cell office:value-type="string" office:value="せきどう に そって たび を しました。">
            <text:p>せきどう に そって たび を しました。</text:p>
          </table:table-cell>
          <table:table-cell office:value-type="string" office:value="I traveled along the equator.">
            <text:p>I traveled along the equa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召し上がる">
            <text:p>召し上がる</text:p>
          </table:table-cell>
          <table:table-cell office:value-type="string" office:value="めしあがる">
            <text:p>めしあがる</text:p>
          </table:table-cell>
          <table:table-cell office:value-type="string" office:value="eat (honorific)">
            <text:p>eat (honorific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どうぞ召し上がってください。">
            <text:p>どうぞ召し上がってください。</text:p>
          </table:table-cell>
          <table:table-cell office:value-type="string" office:value="どうぞ めしあがって ください。">
            <text:p>どうぞ めしあがって ください。</text:p>
          </table:table-cell>
          <table:table-cell office:value-type="string" office:value="Please eat.">
            <text:p>Please 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物音">
            <text:p>物音</text:p>
          </table:table-cell>
          <table:table-cell office:value-type="string" office:value="ものおと">
            <text:p>ものおと</text:p>
          </table:table-cell>
          <table:table-cell office:value-type="string" office:value="noise, sound">
            <text:p>noise, sou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物音がしたので見にいった。">
            <text:p>物音がしたので見にいった。</text:p>
          </table:table-cell>
          <table:table-cell office:value-type="string" office:value="ものおと が した ので み に いった 。">
            <text:p>ものおと が した ので み に いった 。</text:p>
          </table:table-cell>
          <table:table-cell office:value-type="string" office:value="I heard a noise, so I went to look.">
            <text:p>I heard a noise, so I went to l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遠足">
            <text:p>遠足</text:p>
          </table:table-cell>
          <table:table-cell office:value-type="string" office:value="えんそく">
            <text:p>えんそく</text:p>
          </table:table-cell>
          <table:table-cell office:value-type="string" office:value="excursion">
            <text:p>excur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は遠足で動物園に行きます。">
            <text:p>明日は遠足で動物園に行きます。</text:p>
          </table:table-cell>
          <table:table-cell office:value-type="string" office:value="あす は えんそく で どうぶつえん に いきます。">
            <text:p>あす は えんそく で どうぶつえん に いきます。</text:p>
          </table:table-cell>
          <table:table-cell office:value-type="string" office:value="We're going to the zoo on an excursion tomorrow.">
            <text:p>We're going to the zoo on an excursion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課">
            <text:p>日課</text:p>
          </table:table-cell>
          <table:table-cell office:value-type="string" office:value="にっか">
            <text:p>にっか</text:p>
          </table:table-cell>
          <table:table-cell office:value-type="string" office:value="daily routine">
            <text:p>daily rout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犬の散歩は私の日課です。">
            <text:p>犬の散歩は私の日課です。</text:p>
          </table:table-cell>
          <table:table-cell office:value-type="string" office:value="いぬ の さんぽ は わたし の にっか です。">
            <text:p>いぬ の さんぽ は わたし の にっか です。</text:p>
          </table:table-cell>
          <table:table-cell office:value-type="string" office:value="Walking the dog is my daily routine.">
            <text:p>Walking the dog is my daily rout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遊園地">
            <text:p>遊園地</text:p>
          </table:table-cell>
          <table:table-cell office:value-type="string" office:value="ゆうえんち">
            <text:p>ゆうえんち</text:p>
          </table:table-cell>
          <table:table-cell office:value-type="string" office:value="amusement park">
            <text:p>amusement par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友達と遊園地に行きました。">
            <text:p>友達と遊園地に行きました。</text:p>
          </table:table-cell>
          <table:table-cell office:value-type="string" office:value="ともだち と ゆうえんち に いきました。">
            <text:p>ともだち と ゆうえんち に いきました。</text:p>
          </table:table-cell>
          <table:table-cell office:value-type="string" office:value="I went to an amusement park with my friend.">
            <text:p>I went to an amusement park with my 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ペンキ">
            <text:p>ペンキ</text:p>
          </table:table-cell>
          <table:table-cell office:value-type="string" office:value="ペンキ">
            <text:p>ペンキ</text:p>
          </table:table-cell>
          <table:table-cell office:value-type="string" office:value="paint">
            <text:p>pai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床にペンキをこぼしてしまいました。">
            <text:p>床にペンキをこぼしてしまいました。</text:p>
          </table:table-cell>
          <table:table-cell office:value-type="string" office:value="ゆか に ペンキ を こぼして しまいました。">
            <text:p>ゆか に ペンキ を こぼして しまいました。</text:p>
          </table:table-cell>
          <table:table-cell office:value-type="string" office:value="I spilt paint on the floor.">
            <text:p>I spilt paint on the fl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和服">
            <text:p>和服</text:p>
          </table:table-cell>
          <table:table-cell office:value-type="string" office:value="わふく">
            <text:p>わふく</text:p>
          </table:table-cell>
          <table:table-cell office:value-type="string" office:value="Japanese clothes">
            <text:p>Japanese cloth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和服がよく似合う。">
            <text:p>彼女は和服がよく似合う。</text:p>
          </table:table-cell>
          <table:table-cell office:value-type="string" office:value="かのじょ は わふく が よく にあう。">
            <text:p>かのじょ は わふく が よく にあう。</text:p>
          </table:table-cell>
          <table:table-cell office:value-type="string" office:value="Japanese clothes suit her very well.">
            <text:p>Japanese clothes suit her very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蛍光灯">
            <text:p>蛍光灯</text:p>
          </table:table-cell>
          <table:table-cell office:value-type="string" office:value="けいこうとう">
            <text:p>けいこうとう</text:p>
          </table:table-cell>
          <table:table-cell office:value-type="string" office:value="fluorescent light">
            <text:p>fluorescent lig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古い蛍光灯を取り替えてください。">
            <text:p>古い蛍光灯を取り替えてください。</text:p>
          </table:table-cell>
          <table:table-cell office:value-type="string" office:value="ふるい けいこうとう を とりかえて ください。">
            <text:p>ふるい けいこうとう を とりかえて ください。</text:p>
          </table:table-cell>
          <table:table-cell office:value-type="string" office:value="Please change the old fluorescent light.">
            <text:p>Please change the old fluorescent l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門">
            <text:p>正門</text:p>
          </table:table-cell>
          <table:table-cell office:value-type="string" office:value="せいもん">
            <text:p>せいもん</text:p>
          </table:table-cell>
          <table:table-cell office:value-type="string" office:value="main gate, main entrance">
            <text:p>main gate, main entr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受験生は正門から入ってください。">
            <text:p>受験生は正門から入ってください。</text:p>
          </table:table-cell>
          <table:table-cell office:value-type="string" office:value="じゅけんせい は せいもん から はいって ください。">
            <text:p>じゅけんせい は せいもん から はいって ください。</text:p>
          </table:table-cell>
          <table:table-cell office:value-type="string" office:value="Test-takers must enter from the main gate.">
            <text:p>Test-takers must enter from the main g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水">
            <text:p>下水</text:p>
          </table:table-cell>
          <table:table-cell office:value-type="string" office:value="げすい">
            <text:p>げすい</text:p>
          </table:table-cell>
          <table:table-cell office:value-type="string" office:value="sewerage, drainage">
            <text:p>sewerage, drain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道は今、下水の工事をしているよ。">
            <text:p>その道は今、下水の工事をしているよ。</text:p>
          </table:table-cell>
          <table:table-cell office:value-type="string" office:value="その みち は いま、げすい の こうじ を して いる よ。">
            <text:p>その みち は いま、げすい の こうじ を して いる よ。</text:p>
          </table:table-cell>
          <table:table-cell office:value-type="string" office:value="The street is now under drainage construction.">
            <text:p>The street is now under drainage constru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副詞">
            <text:p>副詞</text:p>
          </table:table-cell>
          <table:table-cell office:value-type="string" office:value="ふくし">
            <text:p>ふくし</text:p>
          </table:table-cell>
          <table:table-cell office:value-type="string" office:value="adverb">
            <text:p>adverb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「ゆっくり歩く」の「ゆっくり」は副詞です。">
            <text:p>「ゆっくり歩く」の「ゆっくり」は副詞です。</text:p>
          </table:table-cell>
          <table:table-cell office:value-type="string" office:value="「ゆっくり あるく」 の 「ゆっくり」 は ふくし です。">
            <text:p>「ゆっくり あるく」 の 「ゆっくり」 は ふくし です。</text:p>
          </table:table-cell>
          <table:table-cell office:value-type="string" office:value="&quot;Slowly&quot; in &quot;walk slowly&quot; is an adverb.">
            <text:p>"Slowly" in "walk slowly" is an adver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待合室">
            <text:p>待合室</text:p>
          </table:table-cell>
          <table:table-cell office:value-type="string" office:value="まちあいしつ">
            <text:p>まちあいしつ</text:p>
          </table:table-cell>
          <table:table-cell office:value-type="string" office:value="waiting room">
            <text:p>waiting 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待合室はとても混んでいたよ。">
            <text:p>待合室はとても混んでいたよ。</text:p>
          </table:table-cell>
          <table:table-cell office:value-type="string" office:value="まちあいしつ は とても こんで いた よ。">
            <text:p>まちあいしつ は とても こんで いた よ。</text:p>
          </table:table-cell>
          <table:table-cell office:value-type="string" office:value="The waiting room was very crowded.">
            <text:p>The waiting room was very crowd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車庫">
            <text:p>車庫</text:p>
          </table:table-cell>
          <table:table-cell office:value-type="string" office:value="しゃこ">
            <text:p>しゃこ</text:p>
          </table:table-cell>
          <table:table-cell office:value-type="string" office:value="garage">
            <text:p>gar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車を車庫に入れておきました。">
            <text:p>車を車庫に入れておきました。</text:p>
          </table:table-cell>
          <table:table-cell office:value-type="string" office:value="くるま を しゃこ に いれて おきました。">
            <text:p>くるま を しゃこ に いれて おきました。</text:p>
          </table:table-cell>
          <table:table-cell office:value-type="string" office:value="I put the car in the garage.">
            <text:p>I put the car in the gar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受話器">
            <text:p>受話器</text:p>
          </table:table-cell>
          <table:table-cell office:value-type="string" office:value="じゅわき">
            <text:p>じゅわき</text:p>
          </table:table-cell>
          <table:table-cell office:value-type="string" office:value="telephone receiver">
            <text:p>telephone receiv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受話器を取ってもらえますか。">
            <text:p>受話器を取ってもらえますか。</text:p>
          </table:table-cell>
          <table:table-cell office:value-type="string" office:value="じゅわき を とって もらえます か。">
            <text:p>じゅわき を とって もらえます か。</text:p>
          </table:table-cell>
          <table:table-cell office:value-type="string" office:value="Could you hand me the receiver?">
            <text:p>Could you hand me the receiv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総理大臣">
            <text:p>総理大臣</text:p>
          </table:table-cell>
          <table:table-cell office:value-type="string" office:value="そうりだいじん">
            <text:p>そうりだいじん</text:p>
          </table:table-cell>
          <table:table-cell office:value-type="string" office:value="prime minister of Japan">
            <text:p>prime minister of Jap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国民の6割が総理大臣を支持しています。">
            <text:p>国民の6割が総理大臣を支持しています。</text:p>
          </table:table-cell>
          <table:table-cell office:value-type="string" office:value="こくみん の 6 わり が そうりだいじん を しじ して います。">
            <text:p>こくみん の 6 わり が そうりだいじん を しじ して います。</text:p>
          </table:table-cell>
          <table:table-cell office:value-type="string" office:value="60 percent of the public support the Prime Minister (of Japan).">
            <text:p>60 percent of the public support the Prime Minister (of Japan)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け花">
            <text:p>生け花</text:p>
          </table:table-cell>
          <table:table-cell office:value-type="string" office:value="いけばな">
            <text:p>いけばな</text:p>
          </table:table-cell>
          <table:table-cell office:value-type="string" office:value="flower arrangement">
            <text:p>flower arrange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生け花の先生です。">
            <text:p>彼女は生け花の先生です。</text:p>
          </table:table-cell>
          <table:table-cell office:value-type="string" office:value="かのじょ は いけばな の せんせい です。">
            <text:p>かのじょ は いけばな の せんせい です。</text:p>
          </table:table-cell>
          <table:table-cell office:value-type="string" office:value="She is a flower arrangement teacher.">
            <text:p>She is a flower arrangement teac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炊事">
            <text:p>炊事</text:p>
          </table:table-cell>
          <table:table-cell office:value-type="string" office:value="すいじ">
            <text:p>すいじ</text:p>
          </table:table-cell>
          <table:table-cell office:value-type="string" office:value="cooking (for oneself or one's family)">
            <text:p>cooking (for oneself or one's family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うちでは夫も炊事をします。">
            <text:p>うちでは夫も炊事をします。</text:p>
          </table:table-cell>
          <table:table-cell office:value-type="string" office:value="うち で は おっと も すいじ を します。">
            <text:p>うち で は おっと も すいじ を します。</text:p>
          </table:table-cell>
          <table:table-cell office:value-type="string" office:value="In my household, my husband cooks for our family too.">
            <text:p>In my household, my husband cooks for our family to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北極">
            <text:p>北極</text:p>
          </table:table-cell>
          <table:table-cell office:value-type="string" office:value="ほっきょく">
            <text:p>ほっきょく</text:p>
          </table:table-cell>
          <table:table-cell office:value-type="string" office:value="North Pole">
            <text:p>North Po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北極にペンギンはいません。">
            <text:p>北極にペンギンはいません。</text:p>
          </table:table-cell>
          <table:table-cell office:value-type="string" office:value="ほっきょく に ペンギン は いません。">
            <text:p>ほっきょく に ペンギン は いません。</text:p>
          </table:table-cell>
          <table:table-cell office:value-type="string" office:value="There are no penguins at the North Pole.">
            <text:p>There are no penguins at the North Po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長方形">
            <text:p>長方形</text:p>
          </table:table-cell>
          <table:table-cell office:value-type="string" office:value="ちょうほうけい">
            <text:p>ちょうほうけい</text:p>
          </table:table-cell>
          <table:table-cell office:value-type="string" office:value="rectangle">
            <text:p>rectang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部屋は長方形です。">
            <text:p>私の部屋は長方形です。</text:p>
          </table:table-cell>
          <table:table-cell office:value-type="string" office:value="わたし の へや は ちょうほうけい です。">
            <text:p>わたし の へや は ちょうほうけい です。</text:p>
          </table:table-cell>
          <table:table-cell office:value-type="string" office:value="My room is rectangular.">
            <text:p>My room is rectangul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迎え">
            <text:p>出迎え</text:p>
          </table:table-cell>
          <table:table-cell office:value-type="string" office:value="でむかえ">
            <text:p>でむかえ</text:p>
          </table:table-cell>
          <table:table-cell office:value-type="string" office:value="picking someone up, greeting">
            <text:p>picking someone up, greet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空港へ彼女を出迎えに行きました。">
            <text:p>空港へ彼女を出迎えに行きました。</text:p>
          </table:table-cell>
          <table:table-cell office:value-type="string" office:value="くうこう へ かのじょ を でむかえ に いきました。">
            <text:p>くうこう へ かのじょ を でむかえ に いきました。</text:p>
          </table:table-cell>
          <table:table-cell office:value-type="string" office:value="I went to the airport to pick her up.">
            <text:p>I went to the airport to pick her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看病">
            <text:p>看病</text:p>
          </table:table-cell>
          <table:table-cell office:value-type="string" office:value="かんびょう">
            <text:p>かんびょう</text:p>
          </table:table-cell>
          <table:table-cell office:value-type="string" office:value="looking after a sick person">
            <text:p>looking after a sick pers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一晩中彼を看病したの。">
            <text:p>彼女は一晩中彼を看病したの。</text:p>
          </table:table-cell>
          <table:table-cell office:value-type="string" office:value="かのじょ は ひと ばん じゅう かれ を かんびょう した の。">
            <text:p>かのじょ は ひと ばん じゅう かれ を かんびょう した の。</text:p>
          </table:table-cell>
          <table:table-cell office:value-type="string" office:value="She looked after him all night long.">
            <text:p>She looked after him all night l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刺さる">
            <text:p>刺さる</text:p>
          </table:table-cell>
          <table:table-cell office:value-type="string" office:value="ささる">
            <text:p>ささる</text:p>
          </table:table-cell>
          <table:table-cell office:value-type="string" office:value="stick, get stuck">
            <text:p>stick, get stu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靴の底に釘が刺さってしまったんだ。">
            <text:p>靴の底に釘が刺さってしまったんだ。</text:p>
          </table:table-cell>
          <table:table-cell office:value-type="string" office:value="くつ の そこ に くぎ が ささって しまった ん だ。">
            <text:p>くつ の そこ に くぎ が ささって しまった ん だ。</text:p>
          </table:table-cell>
          <table:table-cell office:value-type="string" office:value="I got a nail stuck in the bottom of my shoe.">
            <text:p>I got a nail stuck in the bottom of my sho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霜">
            <text:p>霜</text:p>
          </table:table-cell>
          <table:table-cell office:value-type="string" office:value="しも">
            <text:p>しも</text:p>
          </table:table-cell>
          <table:table-cell office:value-type="string" office:value="frost">
            <text:p>fro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朝は庭の草に霜が降りていたの。">
            <text:p>今朝は庭の草に霜が降りていたの。</text:p>
          </table:table-cell>
          <table:table-cell office:value-type="string" office:value="けさ は にわ の くさ に しも が おりて いた の。">
            <text:p>けさ は にわ の くさ に しも が おりて いた の。</text:p>
          </table:table-cell>
          <table:table-cell office:value-type="string" office:value="There was frost on the grass in the garden this morning.">
            <text:p>There was frost on the grass in the garden this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書道">
            <text:p>書道</text:p>
          </table:table-cell>
          <table:table-cell office:value-type="string" office:value="しょどう">
            <text:p>しょどう</text:p>
          </table:table-cell>
          <table:table-cell office:value-type="string" office:value="Japanese calligraphy">
            <text:p>Japanese calligraph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書道をすると姿勢も良くなります。">
            <text:p>書道をすると姿勢も良くなります。</text:p>
          </table:table-cell>
          <table:table-cell office:value-type="string" office:value="しょどう を する と しせい も よく なります。">
            <text:p>しょどう を する と しせい も よく なります。</text:p>
          </table:table-cell>
          <table:table-cell office:value-type="string" office:value="Studying Japanese calligraphy can also improve your posture.">
            <text:p>Studying Japanese calligraphy can also improve your pos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直角">
            <text:p>直角</text:p>
          </table:table-cell>
          <table:table-cell office:value-type="string" office:value="ちょっかく">
            <text:p>ちょっかく</text:p>
          </table:table-cell>
          <table:table-cell office:value-type="string" office:value="right angle">
            <text:p>right ang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で直角に曲がってください。">
            <text:p>ここで直角に曲がってください。</text:p>
          </table:table-cell>
          <table:table-cell office:value-type="string" office:value="ここ で ちょっかく に まがって ください。">
            <text:p>ここ で ちょっかく に まがって ください。</text:p>
          </table:table-cell>
          <table:table-cell office:value-type="string" office:value="Please turn at a right angle here.">
            <text:p>Please turn at a right angl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申し訳ない">
            <text:p>申し訳ない</text:p>
          </table:table-cell>
          <table:table-cell office:value-type="string" office:value="もうしわけない">
            <text:p>もうしわけない</text:p>
          </table:table-cell>
          <table:table-cell office:value-type="string" office:value="sorry, inexcusable">
            <text:p>sorry, inexcusabl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には申し訳ないことをした。">
            <text:p>彼には申し訳ないことをした。</text:p>
          </table:table-cell>
          <table:table-cell office:value-type="string" office:value="かれ に は もうしわけない こと を した。">
            <text:p>かれ に は もうしわけない こと を した。</text:p>
          </table:table-cell>
          <table:table-cell office:value-type="string" office:value="I did something inexcusable to him.">
            <text:p>I did something inexcusable to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呼びかける">
            <text:p>呼びかける</text:p>
          </table:table-cell>
          <table:table-cell office:value-type="string" office:value="よびかける">
            <text:p>よびかける</text:p>
          </table:table-cell>
          <table:table-cell office:value-type="string" office:value="call, urge">
            <text:p>call, urg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友人たちに協力を呼びかけたの。">
            <text:p>友人たちに協力を呼びかけたの。</text:p>
          </table:table-cell>
          <table:table-cell office:value-type="string" office:value="ゆうじん たち に きょうりょく を よびかけた の。">
            <text:p>ゆうじん たち に きょうりょく を よびかけた の。</text:p>
          </table:table-cell>
          <table:table-cell office:value-type="string" office:value="I asked my friends for their cooperation.">
            <text:p>I asked my friends for their cooper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毛糸">
            <text:p>毛糸</text:p>
          </table:table-cell>
          <table:table-cell office:value-type="string" office:value="けいと">
            <text:p>けいと</text:p>
          </table:table-cell>
          <table:table-cell office:value-type="string" office:value="woolen yarn, wool">
            <text:p>woolen yarn, woo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毛糸のセーターを編みました。">
            <text:p>彼女は毛糸のセーターを編みました。</text:p>
          </table:table-cell>
          <table:table-cell office:value-type="string" office:value="かのじょ は けいと の セーター を あみました。">
            <text:p>かのじょ は けいと の セーター を あみました。</text:p>
          </table:table-cell>
          <table:table-cell office:value-type="string" office:value="She knitted a woolen sweater.">
            <text:p>She knitted a woolen swe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作製">
            <text:p>作製</text:p>
          </table:table-cell>
          <table:table-cell office:value-type="string" office:value="さくせい">
            <text:p>さくせい</text:p>
          </table:table-cell>
          <table:table-cell office:value-type="string" office:value="manufacture (of products, machinery, drawings etc.)">
            <text:p>manufacture (of products, machinery, drawings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合鍵の作製には二日ほどかかります。">
            <text:p>合鍵の作製には二日ほどかかります。</text:p>
          </table:table-cell>
          <table:table-cell office:value-type="string" office:value="あいかぎ の さくせい に は ふつか ほど かかります。">
            <text:p>あいかぎ の さくせい に は ふつか ほど かかります。</text:p>
          </table:table-cell>
          <table:table-cell office:value-type="string" office:value="It takes about two days to make a duplicate key.">
            <text:p>It takes about two days to make a duplicate ke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車掌">
            <text:p>車掌</text:p>
          </table:table-cell>
          <table:table-cell office:value-type="string" office:value="しゃしょう">
            <text:p>しゃしょう</text:p>
          </table:table-cell>
          <table:table-cell office:value-type="string" office:value="train conductor">
            <text:p>train conduct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車掌さんが車内を回ってきたよ。">
            <text:p>車掌さんが車内を回ってきたよ。</text:p>
          </table:table-cell>
          <table:table-cell office:value-type="string" office:value="しゃしょう さん が しゃない を まわって きた よ。">
            <text:p>しゃしょう さん が しゃない を まわって きた よ。</text:p>
          </table:table-cell>
          <table:table-cell office:value-type="string" office:value="The conductor went around the carriage.">
            <text:p>The conductor went around the carri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かましい">
            <text:p>やかましい</text:p>
          </table:table-cell>
          <table:table-cell office:value-type="string" office:value="やかましい">
            <text:p>やかましい</text:p>
          </table:table-cell>
          <table:table-cell office:value-type="string" office:value="noisy, critical, strict">
            <text:p>noisy, critical, strict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スピーカーの音がやかましいな。">
            <text:p>スピーカーの音がやかましいな。</text:p>
          </table:table-cell>
          <table:table-cell office:value-type="string" office:value="スピーカー の おと が やかましい な。">
            <text:p>スピーカー の おと が やかましい な。</text:p>
          </table:table-cell>
          <table:table-cell office:value-type="string" office:value="The sound from the speaker is too noisy.">
            <text:p>The sound from the speaker is too noi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決まり">
            <text:p>決まり</text:p>
          </table:table-cell>
          <table:table-cell office:value-type="string" office:value="きまり">
            <text:p>きまり</text:p>
          </table:table-cell>
          <table:table-cell office:value-type="string" office:value="(informal) rule, regulation">
            <text:p>(informal) rule, regul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決まりを守ることは大切です。">
            <text:p>決まりを守ることは大切です。</text:p>
          </table:table-cell>
          <table:table-cell office:value-type="string" office:value="きまり を まもる こと は たいせつ です。">
            <text:p>きまり を まもる こと は たいせつ です。</text:p>
          </table:table-cell>
          <table:table-cell office:value-type="string" office:value="It's important to keep rules.">
            <text:p>It's important to keep ru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縮む">
            <text:p>縮む</text:p>
          </table:table-cell>
          <table:table-cell office:value-type="string" office:value="ちぢむ">
            <text:p>ちぢむ</text:p>
          </table:table-cell>
          <table:table-cell office:value-type="string" office:value="shrink, contract">
            <text:p>shrink, contrac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セーターが縮んでしまったな。">
            <text:p>セーターが縮んでしまったな。</text:p>
          </table:table-cell>
          <table:table-cell office:value-type="string" office:value="セーター が ちぢんで しまった な。">
            <text:p>セーター が ちぢんで しまった な。</text:p>
          </table:table-cell>
          <table:table-cell office:value-type="string" office:value="The sweater has shrunk.">
            <text:p>The sweater has shru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跳ねる">
            <text:p>跳ねる</text:p>
          </table:table-cell>
          <table:table-cell office:value-type="string" office:value="はねる">
            <text:p>はねる</text:p>
          </table:table-cell>
          <table:table-cell office:value-type="string" office:value="bounce, hop">
            <text:p>bounce, ho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ウサギが雪の上を跳ねていったよ。">
            <text:p>ウサギが雪の上を跳ねていったよ。</text:p>
          </table:table-cell>
          <table:table-cell office:value-type="string" office:value="ウサギ が ゆき の うえ を はねて いった よ。">
            <text:p>ウサギ が ゆき の うえ を はねて いった よ。</text:p>
          </table:table-cell>
          <table:table-cell office:value-type="string" office:value="The rabbit hopped through the snow.">
            <text:p>The rabbit hopped through the s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払い込む">
            <text:p>払い込む</text:p>
          </table:table-cell>
          <table:table-cell office:value-type="string" office:value="はらいこむ">
            <text:p>はらいこむ</text:p>
          </table:table-cell>
          <table:table-cell office:value-type="string" office:value="pay in">
            <text:p>pay 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授業料を学校に払い込みました。">
            <text:p>授業料を学校に払い込みました。</text:p>
          </table:table-cell>
          <table:table-cell office:value-type="string" office:value="じゅぎょう りょう を がっこう に はらいこみました。">
            <text:p>じゅぎょう りょう を がっこう に はらいこみました。</text:p>
          </table:table-cell>
          <table:table-cell office:value-type="string" office:value="I paid tuition to the school.">
            <text:p>I paid tuition to the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通り">
            <text:p>人通り</text:p>
          </table:table-cell>
          <table:table-cell office:value-type="string" office:value="ひとどおり">
            <text:p>ひとどおり</text:p>
          </table:table-cell>
          <table:table-cell office:value-type="string" office:value="pedestrian traffic">
            <text:p>pedestrian traff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人通りが激しいね。">
            <text:p>ここは人通りが激しいね。</text:p>
          </table:table-cell>
          <table:table-cell office:value-type="string" office:value="ここ は ひとどおり が はげしい ね。">
            <text:p>ここ は ひとどおり が はげしい ね。</text:p>
          </table:table-cell>
          <table:table-cell office:value-type="string" office:value="A lot of people pass through here.">
            <text:p>A lot of people pass through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規則">
            <text:p>不規則</text:p>
          </table:table-cell>
          <table:table-cell office:value-type="string" office:value="ふきそく">
            <text:p>ふきそく</text:p>
          </table:table-cell>
          <table:table-cell office:value-type="string" office:value="irregular">
            <text:p>irregular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最近、不規則な生活をしている。">
            <text:p>最近、不規則な生活をしている。</text:p>
          </table:table-cell>
          <table:table-cell office:value-type="string" office:value="さいきん、ふきそくな せいかつ を して いる。">
            <text:p>さいきん、ふきそくな せいかつ を して いる。</text:p>
          </table:table-cell>
          <table:table-cell office:value-type="string" office:value="I've been on a irregular schedule lately.">
            <text:p>I've been on a irregular schedule l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平">
            <text:p>不平</text:p>
          </table:table-cell>
          <table:table-cell office:value-type="string" office:value="ふへい">
            <text:p>ふへい</text:p>
          </table:table-cell>
          <table:table-cell office:value-type="string" office:value="discontent, complaint">
            <text:p>discontent, complai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いつも同僚の不平を聞いているんだ。">
            <text:p>私はいつも同僚の不平を聞いているんだ。</text:p>
          </table:table-cell>
          <table:table-cell office:value-type="string" office:value="わたし は いつも どうりょう の ふへい を きいて いる ん だ。">
            <text:p>わたし は いつも どうりょう の ふへい を きいて いる ん だ。</text:p>
          </table:table-cell>
          <table:table-cell office:value-type="string" office:value="I'm always hearing my colleague's complaints.">
            <text:p>I'm always hearing my colleague's complai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平線">
            <text:p>地平線</text:p>
          </table:table-cell>
          <table:table-cell office:value-type="string" office:value="ちへいせん">
            <text:p>ちへいせん</text:p>
          </table:table-cell>
          <table:table-cell office:value-type="string" office:value="horizon where the sky meets the land">
            <text:p>horizon where the sky meets the l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地平線に夕日が沈むところだったの。">
            <text:p>地平線に夕日が沈むところだったの。</text:p>
          </table:table-cell>
          <table:table-cell office:value-type="string" office:value="ちへいせん に ゆうひ が しずむ ところ だった の。">
            <text:p>ちへいせん に ゆうひ が しずむ ところ だった の。</text:p>
          </table:table-cell>
          <table:table-cell office:value-type="string" office:value="The sun was setting below the horizon where the sky meets the land.">
            <text:p>The sun was setting below the horizon where the sky meets the l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務め">
            <text:p>務め</text:p>
          </table:table-cell>
          <table:table-cell office:value-type="string" office:value="つとめ">
            <text:p>つとめ</text:p>
          </table:table-cell>
          <table:table-cell office:value-type="string" office:value="duty, responsibilities">
            <text:p>duty, responsibilit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人々を守るのが私の務めです。">
            <text:p>人々を守るのが私の務めです。</text:p>
          </table:table-cell>
          <table:table-cell office:value-type="string" office:value="ひとびと を まもる の が わたし の つとめ です。">
            <text:p>ひとびと を まもる の が わたし の つとめ です。</text:p>
          </table:table-cell>
          <table:table-cell office:value-type="string" office:value="It's my duty to protect people.">
            <text:p>It's my duty to protect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濁る">
            <text:p>濁る</text:p>
          </table:table-cell>
          <table:table-cell office:value-type="string" office:value="にごる">
            <text:p>にごる</text:p>
          </table:table-cell>
          <table:table-cell office:value-type="string" office:value="become turbid, get cloudy">
            <text:p>become turbid, get cloud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池の水は濁っているね。">
            <text:p>その池の水は濁っているね。</text:p>
          </table:table-cell>
          <table:table-cell office:value-type="string" office:value="その いけ の みず は にごって いる ね。">
            <text:p>その いけ の みず は にごって いる ね。</text:p>
          </table:table-cell>
          <table:table-cell office:value-type="string" office:value="The pond water is cloudy.">
            <text:p>The pond water is clou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然科学">
            <text:p>自然科学</text:p>
          </table:table-cell>
          <table:table-cell office:value-type="string" office:value="しぜんかがく">
            <text:p>しぜんかがく</text:p>
          </table:table-cell>
          <table:table-cell office:value-type="string" office:value="natural science">
            <text:p>natural sci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姉は大学で自然科学を学んでいます。">
            <text:p>姉は大学で自然科学を学んでいます。</text:p>
          </table:table-cell>
          <table:table-cell office:value-type="string" office:value="あね は だいがく で しぜんかがく を まなんで います。">
            <text:p>あね は だいがく で しぜんかがく を まなんで います。</text:p>
          </table:table-cell>
          <table:table-cell office:value-type="string" office:value="My elder sister is studying natural science at university.">
            <text:p>My elder sister is studying natural science at univers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末っ子">
            <text:p>末っ子</text:p>
          </table:table-cell>
          <table:table-cell office:value-type="string" office:value="すえっこ">
            <text:p>すえっこ</text:p>
          </table:table-cell>
          <table:table-cell office:value-type="string" office:value="youngest child">
            <text:p>youngest chi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5人兄弟の末っ子です。">
            <text:p>彼は5人兄弟の末っ子です。</text:p>
          </table:table-cell>
          <table:table-cell office:value-type="string" office:value="かれ は 5 にん きょうだい の すえっこ です。">
            <text:p>かれ は 5 にん きょうだい の すえっこ です。</text:p>
          </table:table-cell>
          <table:table-cell office:value-type="string" office:value="He is the youngest of the five siblings.">
            <text:p>He is the youngest of the five sibl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送別">
            <text:p>送別</text:p>
          </table:table-cell>
          <table:table-cell office:value-type="string" office:value="そうべつ">
            <text:p>そうべつ</text:p>
          </table:table-cell>
          <table:table-cell office:value-type="string" office:value="farewell, send-off">
            <text:p>farewell, send-off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送別の辞は誰に頼みましょうか。">
            <text:p>送別の辞は誰に頼みましょうか。</text:p>
          </table:table-cell>
          <table:table-cell office:value-type="string" office:value="そうべつ の じ は だれ に たのみましょう か。">
            <text:p>そうべつ の じ は だれ に たのみましょう か。</text:p>
          </table:table-cell>
          <table:table-cell office:value-type="string" office:value="Who shall we ask to give a farewell speech?">
            <text:p>Who shall we ask to give a farewell speech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プラットホーム">
            <text:p>プラットホーム</text:p>
          </table:table-cell>
          <table:table-cell office:value-type="string" office:value="プラットホーム">
            <text:p>プラットホーム</text:p>
          </table:table-cell>
          <table:table-cell office:value-type="string" office:value="platform">
            <text:p>platfo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プラットホームで電車が来るのを待ったの。">
            <text:p>プラットホームで電車が来るのを待ったの。</text:p>
          </table:table-cell>
          <table:table-cell office:value-type="string" office:value="プラットホーム で でんしゃ が くる の を まった の。">
            <text:p>プラットホーム で でんしゃ が くる の を まった の。</text:p>
          </table:table-cell>
          <table:table-cell office:value-type="string" office:value="I waited on the platform for the train to arrive.">
            <text:p>I waited on the platform for the train to arri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海水浴">
            <text:p>海水浴</text:p>
          </table:table-cell>
          <table:table-cell office:value-type="string" office:value="かいすいよく">
            <text:p>かいすいよく</text:p>
          </table:table-cell>
          <table:table-cell office:value-type="string" office:value="sea bathing">
            <text:p>sea bath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夏休みには海水浴に行きます。">
            <text:p>夏休みには海水浴に行きます。</text:p>
          </table:table-cell>
          <table:table-cell office:value-type="string" office:value="なつやすみ に は かいすいよく に いきます。">
            <text:p>なつやすみ に は かいすいよく に いきます。</text:p>
          </table:table-cell>
          <table:table-cell office:value-type="string" office:value="I go to swim in the sea during the summer.">
            <text:p>I go to swim in the sea during the sum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くず">
            <text:p>くず</text:p>
          </table:table-cell>
          <table:table-cell office:value-type="string" office:value="くず">
            <text:p>くず</text:p>
          </table:table-cell>
          <table:table-cell office:value-type="string" office:value="waste, scrap">
            <text:p>waste, scra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背広に糸くずが付いているわ。">
            <text:p>彼の背広に糸くずが付いているわ。</text:p>
          </table:table-cell>
          <table:table-cell office:value-type="string" office:value="かれ の せびろ に いと くず が ついて いる わ。">
            <text:p>かれ の せびろ に いと くず が ついて いる わ。</text:p>
          </table:table-cell>
          <table:table-cell office:value-type="string" office:value="He has lint on his suit.">
            <text:p>He has lint on his su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白髪">
            <text:p>白髪</text:p>
          </table:table-cell>
          <table:table-cell office:value-type="string" office:value="しらが">
            <text:p>しらが</text:p>
          </table:table-cell>
          <table:table-cell office:value-type="string" office:value="white hair, gray hair">
            <text:p>white hair, gray hai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父は白髪が少ないほうです。">
            <text:p>祖父は白髪が少ないほうです。</text:p>
          </table:table-cell>
          <table:table-cell office:value-type="string" office:value="そふ は しらが が すくない ほう です。">
            <text:p>そふ は しらが が すくない ほう です。</text:p>
          </table:table-cell>
          <table:table-cell office:value-type="string" office:value="My grandfather has relatively little gray hair.">
            <text:p>My grandfather has relatively little gray hai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用品">
            <text:p>日用品</text:p>
          </table:table-cell>
          <table:table-cell office:value-type="string" office:value="にちようひん">
            <text:p>にちようひん</text:p>
          </table:table-cell>
          <table:table-cell office:value-type="string" office:value="groceries, daily necessities">
            <text:p>groceries, daily necessit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日用品の買い物をした。">
            <text:p>今日は日用品の買い物をした。</text:p>
          </table:table-cell>
          <table:table-cell office:value-type="string" office:value="きょう は にちようひん の かいもの を した。">
            <text:p>きょう は にちようひん の かいもの を した。</text:p>
          </table:table-cell>
          <table:table-cell office:value-type="string" office:value="I did grocery shopping today.">
            <text:p>I did grocery shopping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裏口">
            <text:p>裏口</text:p>
          </table:table-cell>
          <table:table-cell office:value-type="string" office:value="うらぐち">
            <text:p>うらぐち</text:p>
          </table:table-cell>
          <table:table-cell office:value-type="string" office:value="back door">
            <text:p>back do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裏口へお回りください。">
            <text:p>裏口へお回りください。</text:p>
          </table:table-cell>
          <table:table-cell office:value-type="string" office:value="うらぐち へ おまわり ください。">
            <text:p>うらぐち へ おまわり ください。</text:p>
          </table:table-cell>
          <table:table-cell office:value-type="string" office:value="Please go around to the back door.">
            <text:p>Please go around to the back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断水">
            <text:p>断水</text:p>
          </table:table-cell>
          <table:table-cell office:value-type="string" office:value="だんすい">
            <text:p>だんすい</text:p>
          </table:table-cell>
          <table:table-cell office:value-type="string" office:value="water stoppage">
            <text:p>water stopp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地震のために1週間、断水したの。">
            <text:p>地震のために1週間、断水したの。</text:p>
          </table:table-cell>
          <table:table-cell office:value-type="string" office:value="じしん の ため に 1 しゅうかん、だんすい した の。">
            <text:p>じしん の ため に 1 しゅうかん、だんすい した の。</text:p>
          </table:table-cell>
          <table:table-cell office:value-type="string" office:value="The water supply was cut off for a week due to the earthquake.">
            <text:p>The water supply was cut off for a week due to the earthqu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迷信">
            <text:p>迷信</text:p>
          </table:table-cell>
          <table:table-cell office:value-type="string" office:value="めいしん">
            <text:p>めいしん</text:p>
          </table:table-cell>
          <table:table-cell office:value-type="string" office:value="superstition">
            <text:p>supersti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村の人たちは迷信を信じています。">
            <text:p>村の人たちは迷信を信じています。</text:p>
          </table:table-cell>
          <table:table-cell office:value-type="string" office:value="むら の ひと たち は めいしん を しんじて います。">
            <text:p>むら の ひと たち は めいしん を しんじて います。</text:p>
          </table:table-cell>
          <table:table-cell office:value-type="string" office:value="The people in the village believe in superstitions.">
            <text:p>The people in the village believe in supersti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ちらこちら">
            <text:p>あちらこちら</text:p>
          </table:table-cell>
          <table:table-cell office:value-type="string" office:value="あちらこちら">
            <text:p>あちらこちら</text:p>
          </table:table-cell>
          <table:table-cell office:value-type="string" office:value="all over, everywhere">
            <text:p>all over, everywhere</text:p>
          </table:table-cell>
          <table:table-cell office:value-type="string" office:value="Pronoun">
            <text:p>Pronoun</text:p>
          </table:table-cell>
          <table:table-cell office:value-type="string" office:value="1">
            <text:p>1</text:p>
          </table:table-cell>
          <table:table-cell office:value-type="string" office:value="あちらこちらで紅葉がきれいですね。">
            <text:p>あちらこちらで紅葉がきれいですね。</text:p>
          </table:table-cell>
          <table:table-cell office:value-type="string" office:value="あちら こちら で こうよう が きれい です ね。">
            <text:p>あちら こちら で こうよう が きれい です ね。</text:p>
          </table:table-cell>
          <table:table-cell office:value-type="string" office:value="The colors of autumn leaves are beautiful everywhere.">
            <text:p>The colors of autumn leaves are beautiful everyw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衣食住">
            <text:p>衣食住</text:p>
          </table:table-cell>
          <table:table-cell office:value-type="string" office:value="いしょくじゅう">
            <text:p>いしょくじゅう</text:p>
          </table:table-cell>
          <table:table-cell office:value-type="string" office:value="clothing and food and housing">
            <text:p>clothing and food and hous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土地によって衣食住は変化する。">
            <text:p>土地によって衣食住は変化する。</text:p>
          </table:table-cell>
          <table:table-cell office:value-type="string" office:value="とち によって いしょくじゅう は へんかする。">
            <text:p>とち によって いしょくじゅう は へんかする。</text:p>
          </table:table-cell>
          <table:table-cell office:value-type="string" office:value="Clothing, food and housing vary from region to region.">
            <text:p>Clothing, food and housing vary from region to reg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にも">
            <text:p>今にも</text:p>
          </table:table-cell>
          <table:table-cell office:value-type="string" office:value="いまにも">
            <text:p>いまにも</text:p>
          </table:table-cell>
          <table:table-cell office:value-type="string" office:value="at any moment">
            <text:p>at any momen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にも雨が降りそうですね。">
            <text:p>今にも雨が降りそうですね。</text:p>
          </table:table-cell>
          <table:table-cell office:value-type="string" office:value="いま に も あめ が ふり そうです ね。">
            <text:p>いま に も あめ が ふり そうです ね。</text:p>
          </table:table-cell>
          <table:table-cell office:value-type="string" office:value="It looks like it's going to rain at any moment.">
            <text:p>It looks like it's going to rain at any mo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透き通る">
            <text:p>透き通る</text:p>
          </table:table-cell>
          <table:table-cell office:value-type="string" office:value="すきとおる">
            <text:p>すきとおる</text:p>
          </table:table-cell>
          <table:table-cell office:value-type="string" office:value="become transparent, become clear">
            <text:p>become transparent, become clea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湖の水は透き通っていたよ。">
            <text:p>湖の水は透き通っていたよ。</text:p>
          </table:table-cell>
          <table:table-cell office:value-type="string" office:value="みずうみ の みず は すきとおって いた よ。">
            <text:p>みずうみ の みず は すきとおって いた よ。</text:p>
          </table:table-cell>
          <table:table-cell office:value-type="string" office:value="The water of the lake was transparent.">
            <text:p>The water of the lake was transpar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方形">
            <text:p>正方形</text:p>
          </table:table-cell>
          <table:table-cell office:value-type="string" office:value="せいほうけい">
            <text:p>せいほうけい</text:p>
          </table:table-cell>
          <table:table-cell office:value-type="string" office:value="regular square (formal)">
            <text:p>regular square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正方形の紙を用意しましょう。">
            <text:p>正方形の紙を用意しましょう。</text:p>
          </table:table-cell>
          <table:table-cell office:value-type="string" office:value="せいほうけい の かみ を ようい しましょう。">
            <text:p>せいほうけい の かみ を ようい しましょう。</text:p>
          </table:table-cell>
          <table:table-cell office:value-type="string" office:value="Prepare a regular square paper.">
            <text:p>Prepare a regular square pa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近づける">
            <text:p>近づける</text:p>
          </table:table-cell>
          <table:table-cell office:value-type="string" office:value="ちかづける">
            <text:p>ちかづける</text:p>
          </table:table-cell>
          <table:table-cell office:value-type="string" office:value="bring (something) close">
            <text:p>bring (something) clos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顔を窓に近づけたんだ。">
            <text:p>私は顔を窓に近づけたんだ。</text:p>
          </table:table-cell>
          <table:table-cell office:value-type="string" office:value="わたし は かお を まど に ちかづけた ん だ 。">
            <text:p>わたし は かお を まど に ちかづけた ん だ 。</text:p>
          </table:table-cell>
          <table:table-cell office:value-type="string" office:value="I brought my face close to the window.">
            <text:p>I brought my face close to the wind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っ込む">
            <text:p>引っ込む</text:p>
          </table:table-cell>
          <table:table-cell office:value-type="string" office:value="ひっこむ">
            <text:p>ひっこむ</text:p>
          </table:table-cell>
          <table:table-cell office:value-type="string" office:value="draw back, pull in">
            <text:p>draw back, pull 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ダイエットをしてお腹が引っ込みました。">
            <text:p>ダイエットをしてお腹が引っ込みました。</text:p>
          </table:table-cell>
          <table:table-cell office:value-type="string" office:value="ダイエット を して おなか が ひっこみました。">
            <text:p>ダイエット を して おなか が ひっこみました。</text:p>
          </table:table-cell>
          <table:table-cell office:value-type="string" office:value="My stomach flattened out as a result of dieting.">
            <text:p>My stomach flattened out as a result of di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朗らか">
            <text:p>朗らか</text:p>
          </table:table-cell>
          <table:table-cell office:value-type="string" office:value="ほがらか">
            <text:p>ほがらか</text:p>
          </table:table-cell>
          <table:table-cell office:value-type="string" office:value="cheerful, bright">
            <text:p>cheerful, bright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とても朗らかな人です。">
            <text:p>彼はとても朗らかな人です。</text:p>
          </table:table-cell>
          <table:table-cell office:value-type="string" office:value="かれ は とても ほがらかな ひと です。">
            <text:p>かれ は とても ほがらかな ひと です。</text:p>
          </table:table-cell>
          <table:table-cell office:value-type="string" office:value="He's a very cheerful person.">
            <text:p>He's a very cheerful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上">
            <text:p>目上</text:p>
          </table:table-cell>
          <table:table-cell office:value-type="string" office:value="めうえ">
            <text:p>めうえ</text:p>
          </table:table-cell>
          <table:table-cell office:value-type="string" office:value="one's superiors, one's seniors">
            <text:p>one's superiors, one's senio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目上の人にとても気を使います。">
            <text:p>彼は目上の人にとても気を使います。</text:p>
          </table:table-cell>
          <table:table-cell office:value-type="string" office:value="かれ は めうえ の ひと に とても き を つかいます。">
            <text:p>かれ は めうえ の ひと に とても き を つかいます。</text:p>
          </table:table-cell>
          <table:table-cell office:value-type="string" office:value="He's very respectful of his seniors.">
            <text:p>He's very respectful of his senio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落第">
            <text:p>落第</text:p>
          </table:table-cell>
          <table:table-cell office:value-type="string" office:value="らくだい">
            <text:p>らくだい</text:p>
          </table:table-cell>
          <table:table-cell office:value-type="string" office:value="failing an exam">
            <text:p>failing an exam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テストに失敗したら落第です。">
            <text:p>このテストに失敗したら落第です。</text:p>
          </table:table-cell>
          <table:table-cell office:value-type="string" office:value="この テスト に しっぱい したら らくだい です。">
            <text:p>この テスト に しっぱい したら らくだい です。</text:p>
          </table:table-cell>
          <table:table-cell office:value-type="string" office:value="You're going to flunk if you fail this test.">
            <text:p>You're going to flunk if you fail this t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薄める">
            <text:p>薄める</text:p>
          </table:table-cell>
          <table:table-cell office:value-type="string" office:value="うすめる">
            <text:p>うすめる</text:p>
          </table:table-cell>
          <table:table-cell office:value-type="string" office:value="dilute (something), water down">
            <text:p>dilute (something), water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スープを少し薄めましょうか。">
            <text:p>スープを少し薄めましょうか。</text:p>
          </table:table-cell>
          <table:table-cell office:value-type="string" office:value="スープ を すこし うすめましょう か。">
            <text:p>スープ を すこし うすめましょう か。</text:p>
          </table:table-cell>
          <table:table-cell office:value-type="string" office:value="Shall I water down the soup a little?">
            <text:p>Shall I water down the soup a littl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砕ける">
            <text:p>砕ける</text:p>
          </table:table-cell>
          <table:table-cell office:value-type="string" office:value="くだける">
            <text:p>くだける</text:p>
          </table:table-cell>
          <table:table-cell office:value-type="string" office:value="be crushed, break">
            <text:p>be crushed, brea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石が粉々に砕けましたね。">
            <text:p>石が粉々に砕けましたね。</text:p>
          </table:table-cell>
          <table:table-cell office:value-type="string" office:value="いし が こなごな に くだけました ね。">
            <text:p>いし が こなごな に くだけました ね。</text:p>
          </table:table-cell>
          <table:table-cell office:value-type="string" office:value="The stone was crushed into pieces.">
            <text:p>The stone was crushed into pie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催促">
            <text:p>催促</text:p>
          </table:table-cell>
          <table:table-cell office:value-type="string" office:value="さいそく">
            <text:p>さいそく</text:p>
          </table:table-cell>
          <table:table-cell office:value-type="string" office:value="reminding, urging">
            <text:p>reminding, urg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に本を返すように催促したの。">
            <text:p>彼女に本を返すように催促したの。</text:p>
          </table:table-cell>
          <table:table-cell office:value-type="string" office:value="かのじょ に ほん を かえす ように さいそく した の。">
            <text:p>かのじょ に ほん を かえす ように さいそく した の。</text:p>
          </table:table-cell>
          <table:table-cell office:value-type="string" office:value="I urged her to return the book.">
            <text:p>I urged her to return the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静まる">
            <text:p>静まる</text:p>
          </table:table-cell>
          <table:table-cell office:value-type="string" office:value="しずまる">
            <text:p>しずまる</text:p>
          </table:table-cell>
          <table:table-cell office:value-type="string" office:value="become quiet, calm down">
            <text:p>become quiet, calm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台風が去って風が静まったね。">
            <text:p>台風が去って風が静まったね。</text:p>
          </table:table-cell>
          <table:table-cell office:value-type="string" office:value="たいふう が さって かぜ が しずまった ね。">
            <text:p>たいふう が さって かぜ が しずまった ね。</text:p>
          </table:table-cell>
          <table:table-cell office:value-type="string" office:value="The typhoon has passed, and the wind has dropped.">
            <text:p>The typhoon has passed, and the wind has dropp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等">
            <text:p>上等</text:p>
          </table:table-cell>
          <table:table-cell office:value-type="string" office:value="じょうとう">
            <text:p>じょうとう</text:p>
          </table:table-cell>
          <table:table-cell office:value-type="string" office:value="first-class, premium">
            <text:p>first-class, premium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上等なワインを飲んだの。">
            <text:p>上等なワインを飲んだの。</text:p>
          </table:table-cell>
          <table:table-cell office:value-type="string" office:value="じょうとうな ワイン を のんだ の。">
            <text:p>じょうとうな ワイン を のんだ の。</text:p>
          </table:table-cell>
          <table:table-cell office:value-type="string" office:value="We drank premium wine.">
            <text:p>We drank premium w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ひとりでに">
            <text:p>ひとりでに</text:p>
          </table:table-cell>
          <table:table-cell office:value-type="string" office:value="ひとりでに">
            <text:p>ひとりでに</text:p>
          </table:table-cell>
          <table:table-cell office:value-type="string" office:value="automatically, by oneself">
            <text:p>automatically, by oneself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ドアがひとりでに閉まったな。">
            <text:p>ドアがひとりでに閉まったな。</text:p>
          </table:table-cell>
          <table:table-cell office:value-type="string" office:value="ドア が ひとりでに しまった な。">
            <text:p>ドア が ひとりでに しまった な。</text:p>
          </table:table-cell>
          <table:table-cell office:value-type="string" office:value="The door closed by itself.">
            <text:p>The door closed by it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噴水">
            <text:p>噴水</text:p>
          </table:table-cell>
          <table:table-cell office:value-type="string" office:value="ふんすい">
            <text:p>ふんすい</text:p>
          </table:table-cell>
          <table:table-cell office:value-type="string" office:value="water fountain">
            <text:p>water fount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公園の噴水の前で会いましょう。">
            <text:p>公園の噴水の前で会いましょう。</text:p>
          </table:table-cell>
          <table:table-cell office:value-type="string" office:value="こうえん の ふんすい の まえ で あいましょう。">
            <text:p>こうえん の ふんすい の まえ で あいましょう。</text:p>
          </table:table-cell>
          <table:table-cell office:value-type="string" office:value="Let's meet in front of the fountain in the park.">
            <text:p>Let's meet in front of the fountain in the pa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包帯">
            <text:p>包帯</text:p>
          </table:table-cell>
          <table:table-cell office:value-type="string" office:value="ほうたい">
            <text:p>ほうたい</text:p>
          </table:table-cell>
          <table:table-cell office:value-type="string" office:value="bandage">
            <text:p>band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手に包帯を巻いていたんだ。">
            <text:p>彼女は手に包帯を巻いていたんだ。</text:p>
          </table:table-cell>
          <table:table-cell office:value-type="string" office:value="かのじょ は て に ほうたい を まいて いた ん だ。">
            <text:p>かのじょ は て に ほうたい を まいて いた ん だ。</text:p>
          </table:table-cell>
          <table:table-cell office:value-type="string" office:value="Her hand was covered with a bandage.">
            <text:p>Her hand was covered with a band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物差し">
            <text:p>物差し</text:p>
          </table:table-cell>
          <table:table-cell office:value-type="string" office:value="ものさし">
            <text:p>ものさし</text:p>
          </table:table-cell>
          <table:table-cell office:value-type="string" office:value="ruler">
            <text:p>rul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30センチの物差しをください。">
            <text:p>30センチの物差しをください。</text:p>
          </table:table-cell>
          <table:table-cell office:value-type="string" office:value="30 センチ の ものさし を ください。">
            <text:p>30 センチ の ものさし を ください。</text:p>
          </table:table-cell>
          <table:table-cell office:value-type="string" office:value="Please give me a 30 centimeter ruler.">
            <text:p>Please give me a 30 centimeter rul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っつける">
            <text:p>やっつける</text:p>
          </table:table-cell>
          <table:table-cell office:value-type="string" office:value="やっつける">
            <text:p>やっつける</text:p>
          </table:table-cell>
          <table:table-cell office:value-type="string" office:value="beat up">
            <text:p>beat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主人公が悪者をやっつけた。">
            <text:p>主人公が悪者をやっつけた。</text:p>
          </table:table-cell>
          <table:table-cell office:value-type="string" office:value="しゅじんこう が わるもの を やっつけた。">
            <text:p>しゅじんこう が わるもの を やっつけた。</text:p>
          </table:table-cell>
          <table:table-cell office:value-type="string" office:value="The hero beat up the villain.">
            <text:p>The hero beat up the vill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拝む">
            <text:p>拝む</text:p>
          </table:table-cell>
          <table:table-cell office:value-type="string" office:value="おがむ">
            <text:p>おがむ</text:p>
          </table:table-cell>
          <table:table-cell office:value-type="string" office:value="bow in veneration, pray">
            <text:p>bow in veneration, pra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仏像に手を合わせて拝みました。">
            <text:p>仏像に手を合わせて拝みました。</text:p>
          </table:table-cell>
          <table:table-cell office:value-type="string" office:value="ぶつぞう に て を あわせて おがみました。">
            <text:p>ぶつぞう に て を あわせて おがみました。</text:p>
          </table:table-cell>
          <table:table-cell office:value-type="string" office:value="We joined our hands together and prayed at the statue of Buddha.">
            <text:p>We joined our hands together and prayed at the statue of Buddh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始終">
            <text:p>始終</text:p>
          </table:table-cell>
          <table:table-cell office:value-type="string" office:value="しじゅう">
            <text:p>しじゅう</text:p>
          </table:table-cell>
          <table:table-cell office:value-type="string" office:value="from beginning to end, constantly">
            <text:p>from beginning to end, constan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その部屋は始終、人が出入りしているね。">
            <text:p>その部屋は始終、人が出入りしているね。</text:p>
          </table:table-cell>
          <table:table-cell office:value-type="string" office:value="その へや は しじゅう、ひと が でいり して いる ね。">
            <text:p>その へや は しじゅう、ひと が でいり して いる ね。</text:p>
          </table:table-cell>
          <table:table-cell office:value-type="string" office:value="People have constantly been going in and out of the room.">
            <text:p>People have constantly been going in and out of the 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文科学">
            <text:p>人文科学</text:p>
          </table:table-cell>
          <table:table-cell office:value-type="string" office:value="じんぶんかがく">
            <text:p>じんぶんかがく</text:p>
          </table:table-cell>
          <table:table-cell office:value-type="string" office:value="humanities">
            <text:p>humanit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学で人文科学を専攻しました。">
            <text:p>大学で人文科学を専攻しました。</text:p>
          </table:table-cell>
          <table:table-cell office:value-type="string" office:value="だいがく で じんぶんかがく を せんこう しました。">
            <text:p>だいがく で じんぶんかがく を せんこう しました。</text:p>
          </table:table-cell>
          <table:table-cell office:value-type="string" office:value="I majored in humanities when I was in college.">
            <text:p>I majored in humanities when I was in colle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調味料">
            <text:p>調味料</text:p>
          </table:table-cell>
          <table:table-cell office:value-type="string" office:value="ちょうみりょう">
            <text:p>ちょうみりょう</text:p>
          </table:table-cell>
          <table:table-cell office:value-type="string" office:value="seasoning">
            <text:p>season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塩、コショウはよく使われる調味料です。">
            <text:p>塩、コショウはよく使われる調味料です。</text:p>
          </table:table-cell>
          <table:table-cell office:value-type="string" office:value="しお、コショウ は よく つかわれる ちょうみりょう です。">
            <text:p>しお、コショウ は よく つかわれる ちょうみりょう です。</text:p>
          </table:table-cell>
          <table:table-cell office:value-type="string" office:value="Salt and pepper are commonly used seasonings.">
            <text:p>Salt and pepper are commonly used season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漬ける">
            <text:p>漬ける</text:p>
          </table:table-cell>
          <table:table-cell office:value-type="string" office:value="つける">
            <text:p>つける</text:p>
          </table:table-cell>
          <table:table-cell office:value-type="string" office:value="pickle, marinade">
            <text:p>pickle, marinad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魚を味噌に漬けました。">
            <text:p>魚を味噌に漬けました。</text:p>
          </table:table-cell>
          <table:table-cell office:value-type="string" office:value="さかな を みそ に つけました。">
            <text:p>さかな を みそ に つけました。</text:p>
          </table:table-cell>
          <table:table-cell office:value-type="string" office:value="I marinaded the fish in miso.">
            <text:p>I marinaded the fish in mis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倣う">
            <text:p>倣う</text:p>
          </table:table-cell>
          <table:table-cell office:value-type="string" office:value="ならう">
            <text:p>ならう</text:p>
          </table:table-cell>
          <table:table-cell office:value-type="string" office:value="copy, follow an example">
            <text:p>copy, follow an examp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街はロンドンに倣って作られました。">
            <text:p>この街はロンドンに倣って作られました。</text:p>
          </table:table-cell>
          <table:table-cell office:value-type="string" office:value="この まち は ロンドン に ならって つくられました。">
            <text:p>この まち は ロンドン に ならって つくられました。</text:p>
          </table:table-cell>
          <table:table-cell office:value-type="string" office:value="This town was built to resemble London.">
            <text:p>This town was built to resemble Lond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花瓶">
            <text:p>花瓶</text:p>
          </table:table-cell>
          <table:table-cell office:value-type="string" office:value="かびん">
            <text:p>かびん</text:p>
          </table:table-cell>
          <table:table-cell office:value-type="string" office:value="flower vase">
            <text:p>flower va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花瓶にお花を生けました。">
            <text:p>花瓶にお花を生けました。</text:p>
          </table:table-cell>
          <table:table-cell office:value-type="string" office:value="かびん に おはな を いけました。">
            <text:p>かびん に おはな を いけました。</text:p>
          </table:table-cell>
          <table:table-cell office:value-type="string" office:value="I arranged the flowers in the vase.">
            <text:p>I arranged the flowers in the v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災難">
            <text:p>災難</text:p>
          </table:table-cell>
          <table:table-cell office:value-type="string" office:value="さいなん">
            <text:p>さいなん</text:p>
          </table:table-cell>
          <table:table-cell office:value-type="string" office:value="calamity, misfortune">
            <text:p>calamity, misfortu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旅先で思いがけない災難にあいました。">
            <text:p>旅先で思いがけない災難にあいました。</text:p>
          </table:table-cell>
          <table:table-cell office:value-type="string" office:value="たびさき で おもいがけない さいなん に あいました。">
            <text:p>たびさき で おもいがけない さいなん に あいました。</text:p>
          </table:table-cell>
          <table:table-cell office:value-type="string" office:value="We had an unexpected misfortune on the trip.">
            <text:p>We had an unexpected misfortune on the tr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若々しい">
            <text:p>若々しい</text:p>
          </table:table-cell>
          <table:table-cell office:value-type="string" office:value="わかわかしい">
            <text:p>わかわかしい</text:p>
          </table:table-cell>
          <table:table-cell office:value-type="string" office:value="youthful, young-looking">
            <text:p>youthful, young-looking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女はとても若々しい人です。">
            <text:p>彼女はとても若々しい人です。</text:p>
          </table:table-cell>
          <table:table-cell office:value-type="string" office:value="かのじょ は とても わかわかしい ひと です。">
            <text:p>かのじょ は とても わかわかしい ひと です。</text:p>
          </table:table-cell>
          <table:table-cell office:value-type="string" office:value="She's a very youthful person.">
            <text:p>She's a very youthful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逆さ">
            <text:p>逆さ</text:p>
          </table:table-cell>
          <table:table-cell office:value-type="string" office:value="さかさ">
            <text:p>さかさ</text:p>
          </table:table-cell>
          <table:table-cell office:value-type="string" office:value="reverse, inversion">
            <text:p>reverse, inver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絵を逆さにして見てごらん。">
            <text:p>絵を逆さにして見てごらん。</text:p>
          </table:table-cell>
          <table:table-cell office:value-type="string" office:value="え を さかさ に して みて ごらん。">
            <text:p>え を さかさ に して みて ごらん。</text:p>
          </table:table-cell>
          <table:table-cell office:value-type="string" office:value="Try looking at the picture upside down.">
            <text:p>Try looking at the picture upside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敬う">
            <text:p>敬う</text:p>
          </table:table-cell>
          <table:table-cell office:value-type="string" office:value="うやまう">
            <text:p>うやまう</text:p>
          </table:table-cell>
          <table:table-cell office:value-type="string" office:value="respect, honor">
            <text:p>respect, hono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両親を敬うことは大切です。">
            <text:p>両親を敬うことは大切です。</text:p>
          </table:table-cell>
          <table:table-cell office:value-type="string" office:value="りょうしん を うやまう こと は たいせつ です。">
            <text:p>りょうしん を うやまう こと は たいせつ です。</text:p>
          </table:table-cell>
          <table:table-cell office:value-type="string" office:value="It's important to respect your parents.">
            <text:p>It's important to respect your par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逃がす">
            <text:p>逃がす</text:p>
          </table:table-cell>
          <table:table-cell office:value-type="string" office:value="にがす">
            <text:p>にがす</text:p>
          </table:table-cell>
          <table:table-cell office:value-type="string" office:value="let (someone/something) to escape">
            <text:p>let (someone/something) to escap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釣った魚を逃がしました。">
            <text:p>釣った魚を逃がしました。</text:p>
          </table:table-cell>
          <table:table-cell office:value-type="string" office:value="つった さかな を にがしました。">
            <text:p>つった さかな を にがしました。</text:p>
          </table:table-cell>
          <table:table-cell office:value-type="string" office:value="I let go of the fish I had caught.">
            <text:p>I let go of the fish I had cau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当たり">
            <text:p>日当たり</text:p>
          </table:table-cell>
          <table:table-cell office:value-type="string" office:value="ひあたり">
            <text:p>ひあたり</text:p>
          </table:table-cell>
          <table:table-cell office:value-type="string" office:value="exposure to the sun">
            <text:p>exposure to the su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部屋は日当たりがいい。">
            <text:p>この部屋は日当たりがいい。</text:p>
          </table:table-cell>
          <table:table-cell office:value-type="string" office:value="この へや は ひあたり が いい。">
            <text:p>この へや は ひあたり が いい。</text:p>
          </table:table-cell>
          <table:table-cell office:value-type="string" office:value="This room gets a lot of sunshine.">
            <text:p>This room gets a lot of sunsh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ぜる">
            <text:p>交ぜる</text:p>
          </table:table-cell>
          <table:table-cell office:value-type="string" office:value="まぜる">
            <text:p>まぜる</text:p>
          </table:table-cell>
          <table:table-cell office:value-type="string" office:value="mix (things distinguishable)">
            <text:p>mix (things distinguisha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も交ぜてください。">
            <text:p>私も交ぜてください。</text:p>
          </table:table-cell>
          <table:table-cell office:value-type="string" office:value="わたし も まぜて ください。">
            <text:p>わたし も まぜて ください。</text:p>
          </table:table-cell>
          <table:table-cell office:value-type="string" office:value="Please include me.">
            <text:p>Please include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しかすると">
            <text:p>もしかすると</text:p>
          </table:table-cell>
          <table:table-cell office:value-type="string" office:value="もしかすると">
            <text:p>もしかすると</text:p>
          </table:table-cell>
          <table:table-cell office:value-type="string" office:value="possibly, by any chance">
            <text:p>possibly, by any chanc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もしかするとあなたに一度お会いしてますか。">
            <text:p>もしかするとあなたに一度お会いしてますか。</text:p>
          </table:table-cell>
          <table:table-cell office:value-type="string" office:value="もしかすると あなた に いちど おあいしてます か。">
            <text:p>もしかすると あなた に いちど おあいしてます か。</text:p>
          </table:table-cell>
          <table:table-cell office:value-type="string" office:value="Have we met before by any chance?">
            <text:p>Have we met before by any chanc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回数券">
            <text:p>回数券</text:p>
          </table:table-cell>
          <table:table-cell office:value-type="string" office:value="かいすうけん">
            <text:p>かいすうけん</text:p>
          </table:table-cell>
          <table:table-cell office:value-type="string" office:value="book of (discounted) tickets">
            <text:p>book of (discounted) ticke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バスの回数券を買いました。">
            <text:p>バスの回数券を買いました。</text:p>
          </table:table-cell>
          <table:table-cell office:value-type="string" office:value="バス の かいすうけん を かいました。">
            <text:p>バス の かいすうけん を かいました。</text:p>
          </table:table-cell>
          <table:table-cell office:value-type="string" office:value="I bought a strip of discounted bus tickets.">
            <text:p>I bought a strip of discounted bus ticke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口紅">
            <text:p>口紅</text:p>
          </table:table-cell>
          <table:table-cell office:value-type="string" office:value="くちべに">
            <text:p>くちべに</text:p>
          </table:table-cell>
          <table:table-cell office:value-type="string" office:value="lipstick">
            <text:p>lipstic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赤い口紅を買いました。">
            <text:p>赤い口紅を買いました。</text:p>
          </table:table-cell>
          <table:table-cell office:value-type="string" office:value="あかい くちべに を かいました。">
            <text:p>あかい くちべに を かいました。</text:p>
          </table:table-cell>
          <table:table-cell office:value-type="string" office:value="I bought some red lipstick.">
            <text:p>I bought some red lipsti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謙遜">
            <text:p>謙遜</text:p>
          </table:table-cell>
          <table:table-cell office:value-type="string" office:value="けんそん">
            <text:p>けんそん</text:p>
          </table:table-cell>
          <table:table-cell office:value-type="string" office:value="modesty, humbleness">
            <text:p>modesty, humblen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んなに謙遜しなくてもいい。">
            <text:p>そんなに謙遜しなくてもいい。</text:p>
          </table:table-cell>
          <table:table-cell office:value-type="string" office:value="そんな に けんそん しなくて も いい。">
            <text:p>そんな に けんそん しなくて も いい。</text:p>
          </table:table-cell>
          <table:table-cell office:value-type="string" office:value="You don't need to be so humble.">
            <text:p>You don't need to be so hum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貸し出し">
            <text:p>貸し出し</text:p>
          </table:table-cell>
          <table:table-cell office:value-type="string" office:value="かしだし">
            <text:p>かしだし</text:p>
          </table:table-cell>
          <table:table-cell office:value-type="string" office:value="lending service, checking out">
            <text:p>lending service, checking ou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本は貸し出ししていません。">
            <text:p>その本は貸し出ししていません。</text:p>
          </table:table-cell>
          <table:table-cell office:value-type="string" office:value="その ほん は かしだし して いません。">
            <text:p>その ほん は かしだし して いません。</text:p>
          </table:table-cell>
          <table:table-cell office:value-type="string" office:value="That book can't be checked out.">
            <text:p>That book can't be checked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電灯">
            <text:p>電灯</text:p>
          </table:table-cell>
          <table:table-cell office:value-type="string" office:value="でんとう">
            <text:p>でんとう</text:p>
          </table:table-cell>
          <table:table-cell office:value-type="string" office:value="electric light">
            <text:p>electric lig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午後5時には電灯がつきます。">
            <text:p>午後5時には電灯がつきます。</text:p>
          </table:table-cell>
          <table:table-cell office:value-type="string" office:value="ごご 5 じ に は でんとう が つきます。">
            <text:p>ごご 5 じ に は でんとう が つきます。</text:p>
          </table:table-cell>
          <table:table-cell office:value-type="string" office:value="The lights will be turned on at 5:00 pm.">
            <text:p>The lights will be turned on at 5:00 p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恨み">
            <text:p>恨み</text:p>
          </table:table-cell>
          <table:table-cell office:value-type="string" office:value="うらみ">
            <text:p>うらみ</text:p>
          </table:table-cell>
          <table:table-cell office:value-type="string" office:value="grudge, hatred">
            <text:p>grudge, hatr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長年の恨みを晴らした。">
            <text:p>彼女は長年の恨みを晴らした。</text:p>
          </table:table-cell>
          <table:table-cell office:value-type="string" office:value="かのじょ は ながねん の うらみ を はらした。">
            <text:p>かのじょ は ながねん の うらみ を はらした。</text:p>
          </table:table-cell>
          <table:table-cell office:value-type="string" office:value="She paid off the old grudge.">
            <text:p>She paid off the old grud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とっさに">
            <text:p>とっさに</text:p>
          </table:table-cell>
          <table:table-cell office:value-type="string" office:value="とっさに">
            <text:p>とっさに</text:p>
          </table:table-cell>
          <table:table-cell office:value-type="string" office:value="at once, promptly">
            <text:p>at once, promp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とっさに彼の名前が出てこなかった。">
            <text:p>とっさに彼の名前が出てこなかった。</text:p>
          </table:table-cell>
          <table:table-cell office:value-type="string" office:value="とっさ に かれ の なまえ が でて こなかった。">
            <text:p>とっさ に かれ の なまえ が でて こなかった。</text:p>
          </table:table-cell>
          <table:table-cell office:value-type="string" office:value="I couldn't remember his name at that moment.">
            <text:p>I couldn't remember his name at that mo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とっさに">
            <text:p>とっさに</text:p>
          </table:table-cell>
          <table:table-cell office:value-type="string" office:value="とっさに">
            <text:p>とっさに</text:p>
          </table:table-cell>
          <table:table-cell office:value-type="string" office:value="at once, promptly">
            <text:p>at once, promp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とっさに彼の名前が出てこなかった。">
            <text:p>とっさに彼の名前が出てこなかった。</text:p>
          </table:table-cell>
          <table:table-cell office:value-type="string" office:value="とっさ に かれ の なまえ が でて こなかった。">
            <text:p>とっさ に かれ の なまえ が でて こなかった。</text:p>
          </table:table-cell>
          <table:table-cell office:value-type="string" office:value="I couldn't remember his name at that moment.">
            <text:p>I couldn't remember his name at that mo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